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b08e" officeooo:paragraph-rsid="0004b08e"/>
    </style:style>
    <style:style style:name="P2" style:family="paragraph" style:parent-style-name="Standard">
      <style:paragraph-properties fo:text-align="end" style:justify-single-word="false"/>
      <style:text-properties fo:color="#808080" fo:font-size="14pt" officeooo:rsid="0004b08e" officeooo:paragraph-rsid="0004b08e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fo:font-size="12pt" officeooo:rsid="0004b08e" officeooo:paragraph-rsid="0004b08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fo:font-size="12pt" officeooo:rsid="00066736" officeooo:paragraph-rsid="00066736" style:font-size-asian="10.5pt" style:font-size-complex="1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lf-driving Car Assignment 4 Question Answer</text:span></text:p>
      <text:p text:style-name="P2">Name: 李聖誠 Student ID: 0513336</text:p>
      <text:p text:style-name="P3"/>
      <text:p text:style-name="P3">Q1. What’s the difference between our launch (robot_pose_ekf.launch) file and original launch file? </text:p>
      <text:p text:style-name="P3"/>
      <text:p text:style-name="P3">Our launch file disabled the odom by setting the param to false because we don’t have one. This also eliminate the remap tag from odom to pr2_base_odometry/odom in the original package. In additional we add a new remap tag to remap vo topic to <text:span text:style-name="T3">/zed/odom. This tag can help robot_pose_ekf node find our topic of visual odometry.</text:span></text:p>
      <text:p text:style-name="P3"><text:span text:style-name="T3"/></text:p>
      <text:p text:style-name="P3">Q2. Which parts in IMU data and ZED odometry are used?</text:p>
      <text:p text:style-name="P4">The orientation of imu and th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02:28:03.891685208</meta:creation-date>
    <dc:date>2020-04-08T03:52:29.128390837</dc:date>
    <meta:editing-duration>PT13M5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00" meta:character-count="586" meta:non-whitespace-character-count="492"/>
  </office:meta>
</office:document-meta>
</file>